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0.035cm" fo:min-width="5.8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6cm" fo:min-width="2.26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59cm" fo:min-width="2.262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3cm"/>
    </style:style>
    <style:style style:name="gr5" style:family="graphic" style:parent-style-name="standard">
      <style:graphic-properties draw:stroke="none" svg:stroke-color="#000000" draw:fill="none" draw:fill-color="#ffffff" fo:min-height="1.301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506cm" fo:min-width="4.875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" draw:marker-end-width="0.406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draw:marker-start-width="0.252cm" draw:marker-end-width="0.279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-color="#ffffff"/>
      <style:paragraph-properties fo:text-align="center"/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432cm" svg:height="10.337cm" svg:x="1.506cm" svg:y="3.4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14cm" svg:height="0.962cm" svg:x="4.521cm" svg:y="4.6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14cm" svg:height="0.962cm" svg:x="4.521cm" svg:y="7.0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14cm" svg:height="0.961cm" svg:x="4.521cm" svg:y="11.87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02cm" svg:height="1.55cm" svg:x="1.504cm" svg:y="4.717cm">
          <draw:text-box>
            <text:p><text:span text:style-name="T1">free list 0</text:span></text:p>
          </draw:text-box>
        </draw:frame>
        <draw:frame draw:style-name="gr5" draw:text-style-name="P2" draw:layer="layout" svg:width="4.02cm" svg:height="1.551cm" svg:x="1.504cm" svg:y="7.123cm">
          <draw:text-box>
            <text:p><text:span text:style-name="T1">free list 1</text:span></text:p>
          </draw:text-box>
        </draw:frame>
        <draw:custom-shape draw:style-name="gr2" draw:text-style-name="P1" draw:layer="layout" svg:width="2.814cm" svg:height="0.962cm" svg:x="4.513cm" svg:y="9.47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02cm" svg:height="1.551cm" svg:x="1.496cm" svg:y="9.529cm">
          <draw:text-box>
            <text:p><text:span text:style-name="T1">free list 2</text:span></text:p>
          </draw:text-box>
        </draw:frame>
        <draw:frame draw:style-name="gr4" draw:text-style-name="P2" draw:layer="layout" svg:width="4.02cm" svg:height="1.55cm" svg:x="1.496cm" svg:y="11.936cm">
          <draw:text-box>
            <text:p><text:span text:style-name="T1">free list 3</text:span></text:p>
          </draw:text-box>
        </draw:frame>
        <draw:g>
          <draw:line draw:style-name="gr6" draw:text-style-name="P3" draw:layer="layout" svg:x1="13.766cm" svg:y1="8.031cm" svg:x2="13.766cm" svg:y2="11.396cm">
            <text:p/>
          </draw:line>
          <draw:line draw:style-name="gr6" draw:text-style-name="P3" draw:layer="layout" svg:x1="14.972cm" svg:y1="8.992cm" svg:x2="14.972cm" svg:y2="10.28cm">
            <text:p/>
          </draw:line>
          <draw:line draw:style-name="gr6" draw:text-style-name="P3" draw:layer="layout" svg:x1="14.972cm" svg:y1="10.194cm" svg:x2="13.786cm" svg:y2="11.374cm">
            <text:p/>
          </draw:line>
          <draw:line draw:style-name="gr6" draw:text-style-name="P3" draw:layer="layout" svg:x1="14.972cm" svg:y1="8.993cm" svg:x2="13.766cm" svg:y2="8.031cm">
            <text:p/>
          </draw:line>
        </draw:g>
        <draw:line draw:style-name="gr6" draw:text-style-name="P3" draw:layer="layout" svg:x1="7.335cm" svg:y1="5.146cm" svg:x2="9.626cm" svg:y2="5.146cm">
          <text:p/>
        </draw:line>
        <draw:line draw:style-name="gr6" draw:text-style-name="P3" draw:layer="layout" svg:x1="9.572cm" svg:y1="8.545cm" svg:x2="9.572cm" svg:y2="5.18cm">
          <text:p/>
        </draw:line>
        <draw:g>
          <draw:line draw:style-name="gr7" draw:text-style-name="P3" draw:layer="layout" svg:x1="9.546cm" svg:y1="8.512cm" svg:x2="13.767cm" svg:y2="8.512cm">
            <text:p/>
          </draw:line>
          <draw:line draw:style-name="gr6" draw:text-style-name="P3" draw:layer="layout" svg:x1="13.429cm" svg:y1="8.271cm" svg:x2="13.767cm" svg:y2="8.511cm">
            <text:p/>
          </draw:line>
          <draw:line draw:style-name="gr6" draw:text-style-name="P3" draw:layer="layout" svg:x1="13.767cm" svg:y1="8.512cm" svg:x2="13.429cm" svg:y2="8.752cm">
            <text:p/>
          </draw:line>
        </draw:g>
        <draw:line draw:style-name="gr6" draw:text-style-name="P3" draw:layer="layout" svg:x1="7.335cm" svg:y1="7.55cm" svg:x2="8.943cm" svg:y2="7.55cm">
          <text:p/>
        </draw:line>
        <draw:line draw:style-name="gr6" draw:text-style-name="P3" draw:layer="layout" svg:x1="8.943cm" svg:y1="9.233cm" svg:x2="8.943cm" svg:y2="7.55cm">
          <text:p/>
        </draw:line>
        <draw:g>
          <draw:line draw:style-name="gr7" draw:text-style-name="P3" draw:layer="layout" svg:x1="8.943cm" svg:y1="9.233cm" svg:x2="13.767cm" svg:y2="9.233cm">
            <text:p/>
          </draw:line>
          <draw:line draw:style-name="gr6" draw:text-style-name="P3" draw:layer="layout" svg:x1="13.38cm" svg:y1="8.992cm" svg:x2="13.766cm" svg:y2="9.232cm">
            <text:p/>
          </draw:line>
          <draw:line draw:style-name="gr6" draw:text-style-name="P3" draw:layer="layout" svg:x1="13.766cm" svg:y1="9.233cm" svg:x2="13.38cm" svg:y2="9.473cm">
            <text:p/>
          </draw:line>
        </draw:g>
        <draw:line draw:style-name="gr7" draw:text-style-name="P3" draw:layer="layout" svg:x1="7.335cm" svg:y1="9.954cm" svg:x2="13.767cm" svg:y2="9.954cm">
          <text:p/>
        </draw:line>
        <draw:line draw:style-name="gr6" draw:text-style-name="P3" draw:layer="layout" svg:x1="13.364cm" svg:y1="9.713cm" svg:x2="13.766cm" svg:y2="9.953cm">
          <text:p/>
        </draw:line>
        <draw:line draw:style-name="gr6" draw:text-style-name="P3" draw:layer="layout" svg:x1="13.766cm" svg:y1="9.954cm" svg:x2="13.364cm" svg:y2="10.194cm">
          <text:p/>
        </draw:line>
        <draw:g>
          <draw:line draw:style-name="gr7" draw:text-style-name="P3" draw:layer="layout" svg:x1="8.943cm" svg:y1="10.675cm" svg:x2="13.767cm" svg:y2="10.675cm">
            <text:p/>
          </draw:line>
          <draw:line draw:style-name="gr6" draw:text-style-name="P3" draw:layer="layout" svg:x1="13.38cm" svg:y1="10.435cm" svg:x2="13.766cm" svg:y2="10.675cm">
            <text:p/>
          </draw:line>
          <draw:line draw:style-name="gr6" draw:text-style-name="P3" draw:layer="layout" svg:x1="13.766cm" svg:y1="10.675cm" svg:x2="13.38cm" svg:y2="10.915cm">
            <text:p/>
          </draw:line>
        </draw:g>
        <draw:line draw:style-name="gr6" draw:text-style-name="P3" draw:layer="layout" svg:x1="8.943cm" svg:y1="12.358cm" svg:x2="8.943cm" svg:y2="10.675cm">
          <text:p/>
        </draw:line>
        <draw:line draw:style-name="gr6" draw:text-style-name="P3" draw:layer="layout" svg:x1="7.335cm" svg:y1="12.358cm" svg:x2="8.943cm" svg:y2="12.358cm">
          <text:p/>
        </draw:line>
        <draw:frame draw:style-name="gr5" draw:text-style-name="P2" draw:layer="layout" svg:width="5.8cm" svg:height="1.551cm" svg:x="2.3cm" svg:y="2.4cm">
          <draw:text-box>
            <text:p><text:span text:style-name="T1">resister free lists</text:span></text:p>
          </draw:text-box>
        </draw:frame>
        <draw:custom-shape draw:style-name="gr8" draw:text-style-name="P1" draw:layer="layout" svg:width="5.427cm" svg:height="4.808cm" svg:x="11.628cm" svg:y="1.3cm">
          <text:p text:style-name="P4"><text:span text:style-name="T1">select logic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4.349cm" svg:y1="6.108cm" svg:x2="14.369cm" svg:y2="8.512cm">
          <text:p/>
        </draw:line>
        <draw:line draw:style-name="gr10" draw:text-style-name="P3" draw:layer="layout" svg:x1="14.57cm" svg:y1="8.031cm" svg:x2="14.371cm" svg:y2="8.447cm">
          <text:p/>
        </draw:line>
        <draw:line draw:style-name="gr10" draw:text-style-name="P3" draw:layer="layout" svg:x1="14.371cm" svg:y1="8.442cm" svg:x2="14.168cm" svg:y2="8.031cm">
          <text:p/>
        </draw:line>
        <draw:line draw:style-name="gr7" draw:text-style-name="P3" draw:layer="layout" svg:x1="14.972cm" svg:y1="9.706cm" svg:x2="16.6cm" svg:y2="9.706cm">
          <text:p/>
        </draw:line>
        <draw:line draw:style-name="gr6" draw:text-style-name="P3" draw:layer="layout" svg:x1="16.281cm" svg:y1="9.473cm" svg:x2="16.683cm" svg:y2="9.713cm">
          <text:p/>
        </draw:line>
        <draw:line draw:style-name="gr6" draw:text-style-name="P3" draw:layer="layout" svg:x1="16.683cm" svg:y1="9.713cm" svg:x2="16.281cm" svg:y2="9.953cm">
          <text:p/>
        </draw:line>
        <draw:line draw:style-name="gr6" draw:text-style-name="P3" draw:layer="layout" svg:x1="5.928cm" svg:y1="4.665cm" svg:x2="5.928cm" svg:y2="5.627cm">
          <text:p/>
        </draw:line>
        <draw:line draw:style-name="gr6" draw:text-style-name="P3" draw:layer="layout" svg:x1="5.252cm" svg:y1="4.665cm" svg:x2="5.252cm" svg:y2="5.627cm">
          <text:p/>
        </draw:line>
        <draw:line draw:style-name="gr6" draw:text-style-name="P3" draw:layer="layout" svg:x1="6.641cm" svg:y1="4.665cm" svg:x2="6.641cm" svg:y2="5.627cm">
          <text:p/>
        </draw:line>
        <draw:line draw:style-name="gr6" draw:text-style-name="P3" draw:layer="layout" svg:x1="5.93cm" svg:y1="7.069cm" svg:x2="5.93cm" svg:y2="8.031cm">
          <text:p/>
        </draw:line>
        <draw:line draw:style-name="gr6" draw:text-style-name="P3" draw:layer="layout" svg:x1="5.254cm" svg:y1="7.069cm" svg:x2="5.254cm" svg:y2="8.031cm">
          <text:p/>
        </draw:line>
        <draw:line draw:style-name="gr6" draw:text-style-name="P3" draw:layer="layout" svg:x1="6.643cm" svg:y1="7.069cm" svg:x2="6.643cm" svg:y2="8.031cm">
          <text:p/>
        </draw:line>
        <draw:line draw:style-name="gr6" draw:text-style-name="P3" draw:layer="layout" svg:x1="5.93cm" svg:y1="9.473cm" svg:x2="5.93cm" svg:y2="10.435cm">
          <text:p/>
        </draw:line>
        <draw:line draw:style-name="gr6" draw:text-style-name="P3" draw:layer="layout" svg:x1="5.254cm" svg:y1="9.473cm" svg:x2="5.254cm" svg:y2="10.435cm">
          <text:p/>
        </draw:line>
        <draw:line draw:style-name="gr6" draw:text-style-name="P3" draw:layer="layout" svg:x1="6.643cm" svg:y1="9.473cm" svg:x2="6.643cm" svg:y2="10.435cm">
          <text:p/>
        </draw:line>
        <draw:line draw:style-name="gr6" draw:text-style-name="P3" draw:layer="layout" svg:x1="5.93cm" svg:y1="11.877cm" svg:x2="5.93cm" svg:y2="12.839cm">
          <text:p/>
        </draw:line>
        <draw:line draw:style-name="gr6" draw:text-style-name="P3" draw:layer="layout" svg:x1="5.254cm" svg:y1="11.877cm" svg:x2="5.254cm" svg:y2="12.839cm">
          <text:p/>
        </draw:line>
        <draw:line draw:style-name="gr6" draw:text-style-name="P3" draw:layer="layout" svg:x1="6.643cm" svg:y1="11.877cm" svg:x2="6.643cm" svg:y2="12.839cm">
          <text:p/>
        </draw:line>
        <draw:frame draw:style-name="gr11" draw:text-style-name="P2" draw:layer="layout" svg:width="3.918cm" svg:height="1.673cm" svg:x="16.5cm" svg:y="9.127cm">
          <draw:text-box>
            <text:p><text:span text:style-name="T1">register ta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04T02:39:14.759704512</dc:date>
    <meta:editing-duration>P1DT7H2M17S</meta:editing-duration>
    <meta:editing-cycles>30</meta:editing-cycles>
    <meta:generator>LibreOffice/6.0.7.3$Linux_X86_64 LibreOffice_project/00m0$Build-3</meta:generator>
    <meta:document-statistic meta:object-count="56"/>
  </office:meta>
</office:document-meta>
</file>